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impleUrlHandlerMappingTests.handlerMappingJavaConfi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WebConfig.handlerMapp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WebConfig.otherControl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UrlHandlerMappingTests.uriTemplateVariabl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WebConfig.mainControl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UrlHandlerMappingTests.testUrl( String url , Object bean , HandlerMapping handlerMapping , String pathWithinMapping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SimpleUrlHandlerMappingTests.handlerMappingXmlConfi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4">
            <text:p text:style-name="Table_20_Contents">3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